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ebitNote" table:style-name="ta1" table:print-ranges="A1:AF4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ebitNote">
            <text:p>DebitNote</text:p>
          </table:table-cell>
          <table:table-cell table:style-name="ce2" office:value-type="string">
            <text:p>Debit Note. Details</text:p>
          </table:table-cell>
          <table:table-cell table:style-name="ce2" office:value-type="string"/>
          <table:table-cell table:style-name="ce2" office:value-type="string">
            <text:p>Debit Note</text:p>
          </table:table-cell>
          <table:table-cell table:style-name="ce2" table:number-columns-repeated="11" office:value-type="string"/>
          <table:table-cell table:style-name="ce2" office:value-type="string">
            <text:p>ABIE</text:p>
          </table:table-cell>
          <table:table-cell table:style-name="ce2" office:value-type="string">
            <text:p>The document used to specify debits made by the Debto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Debit Note. UBL Version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Debit Note. Customization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Debit Note. Profile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Debit Note. Profile Execution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Debit Note.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Debit Note assigned by the Debto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Debit Note. Copy_ Indicator. Indicator</text:p>
          </table:table-cell>
          <table:table-cell table:style-name="ce3" office:value-type="string"/>
          <table:table-cell table:style-name="ce3" office:value-type="string">
            <text:p>Debit Not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Debit Not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Debit Note. UUID. Identifier</text:p>
          </table:table-cell>
          <table:table-cell table:style-name="ce3" office:value-type="string"/>
          <table:table-cell table:style-name="ce3" office:value-type="string">
            <text:p>Debit Not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Debit Note. Issue Date. Dat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Debtor on which the Deb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Debit Note. Issue Time. Tim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Debtor at which the Deb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Debit Note. Note. Text</text:p>
          </table:table-cell>
          <table:table-cell table:style-name="ce3" office:value-type="string"/>
          <table:table-cell table:style-name="ce3" office:value-type="string">
            <text:p>Debit Not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Debit Not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3" office:value-type="string">
            <text:p>Debit Note. Tax Point Date. Dat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Debit Note used to indicate the point at which tax becomes applicab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Debit Note. Document_ Currency Code. Code</text:p>
          </table:table-cell>
          <table:table-cell table:style-name="ce3" office:value-type="string"/>
          <table:table-cell table:style-name="ce3" office:value-type="string">
            <text:p>Debit Not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Debit Note. Tax_ Currency Code. Code</text:p>
          </table:table-cell>
          <table:table-cell table:style-name="ce3" office:value-type="string"/>
          <table:table-cell table:style-name="ce3" office:value-type="string">
            <text:p>Debit Not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Debit Note. Pricing_ Currency Code. Code</text:p>
          </table:table-cell>
          <table:table-cell table:style-name="ce3" office:value-type="string"/>
          <table:table-cell table:style-name="ce3" office:value-type="string">
            <text:p>Debit Not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3" office:value-type="string">
            <text:p>Debit Note. Payment_ Currency Code. Code</text:p>
          </table:table-cell>
          <table:table-cell table:style-name="ce3" office:value-type="string"/>
          <table:table-cell table:style-name="ce3" office:value-type="string">
            <text:p>Debit Not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3" office:value-type="string">
            <text:p>Debit Note. Payment Alternative_ Currency Code. Code</text:p>
          </table:table-cell>
          <table:table-cell table:style-name="ce3" office:value-type="string"/>
          <table:table-cell table:style-name="ce3" office:value-type="string">
            <text:p>Debit Not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Debit Note. Accounting Cost Code. Cod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Debit Note. Accounting Cost. Text</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Debit Note. Line Count. Numeric</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InvoicePeriod" table:style-name="ce4">
            <text:p>InvoicePeriod</text:p>
          </table:table-cell>
          <table:table-cell office:value-type="string" table:style-name="ce4">
            <text:p>Debit Note. Invoice_ Period. Period</text:p>
          </table:table-cell>
          <table:table-cell table:style-name="ce4" office:value-type="string"/>
          <table:table-cell office:value-type="string" table:style-name="ce4">
            <text:p>Debit Note</text:p>
          </table:table-cell>
          <table:table-cell office:value-type="string" table:style-name="ce4">
            <text:p>Invoice</text:p>
          </table:table-cell>
          <table:table-cell table:style-name="ce4" office:value-type="string"/>
          <table:table-cell table:style-name="ce4" office:value-type="string"/>
          <table:table-cell table:formula="of:=[.M22]"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Debit Note with an Invoicing Period rather than a specific Invo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iscrepancyResponse" table:style-name="ce4">
            <text:p>DiscrepancyResponse</text:p>
          </table:table-cell>
          <table:table-cell office:value-type="string" table:style-name="ce4">
            <text:p>Debit Note. Discrepancy_ Response. Response</text:p>
          </table:table-cell>
          <table:table-cell table:style-name="ce4" office:value-type="string"/>
          <table:table-cell office:value-type="string" table:style-name="ce4">
            <text:p>Debit Note</text:p>
          </table:table-cell>
          <table:table-cell office:value-type="string" table:style-name="ce4">
            <text:p>Discrepancy</text:p>
          </table:table-cell>
          <table:table-cell table:style-name="ce4" office:value-type="string"/>
          <table:table-cell table:style-name="ce4" office:value-type="string"/>
          <table:table-cell table:formula="of:=[.M23]" office:value-type="string" office:string-value="Response" table:style-name="ce4">
            <text:p>Response</text:p>
          </table:table-cell>
          <table:table-cell office:value-type="string" table:style-name="ce4">
            <text:p>Response</text:p>
          </table:table-cell>
          <table:table-cell table:number-columns-repeated="3" table:style-name="ce4" office:value-type="string"/>
          <table:table-cell office:value-type="string" table:style-name="ce4">
            <text:p>Respons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 reason for the Debit Note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Debit Note. Order Referenc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Debit Note. Billing Referenc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DespatchDocumentReference" table:style-name="ce4">
            <text:p>DespatchDocumentReference</text:p>
          </table:table-cell>
          <table:table-cell office:value-type="string" table:style-name="ce4">
            <text:p>Debit Note. Despatch_ Document Reference. Document Reference</text:p>
          </table:table-cell>
          <table:table-cell table:style-name="ce4" office:value-type="string"/>
          <table:table-cell office:value-type="string" table:style-name="ce4">
            <text:p>Debit Note</text:p>
          </table:table-cell>
          <table:table-cell office:value-type="string" table:style-name="ce4">
            <text:p>Despatch</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ReceiptDocumentReference" table:style-name="ce4">
            <text:p>ReceiptDocumentReference</text:p>
          </table:table-cell>
          <table:table-cell office:value-type="string" table:style-name="ce4">
            <text:p>Debit Note. Receipt_ Document Reference. Document Reference</text:p>
          </table:table-cell>
          <table:table-cell table:style-name="ce4" office:value-type="string"/>
          <table:table-cell office:value-type="string" table:style-name="ce4">
            <text:p>Debit Note</text:p>
          </table:table-cell>
          <table:table-cell office:value-type="string" table:style-name="ce4">
            <text:p>Receipt</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ContractDocumentReference" table:style-name="ce4">
            <text:p>ContractDocumentReference</text:p>
          </table:table-cell>
          <table:table-cell office:value-type="string" table:style-name="ce4">
            <text:p>Debit Note. Contract_ Document Reference. Document Reference</text:p>
          </table:table-cell>
          <table:table-cell table:style-name="ce4" office:value-type="string"/>
          <table:table-cell office:value-type="string" table:style-name="ce4">
            <text:p>Debit Note</text:p>
          </table:table-cell>
          <table:table-cell office:value-type="string" table:style-name="ce4">
            <text:p>Contrac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AdditionalDocumentReference" table:style-name="ce4">
            <text:p>AdditionalDocumentReference</text:p>
          </table:table-cell>
          <table:table-cell office:value-type="string" table:style-name="ce4">
            <text:p>Debit Note. Additional_ Document Reference. Document Reference</text:p>
          </table:table-cell>
          <table:table-cell table:style-name="ce4" office:value-type="string"/>
          <table:table-cell office:value-type="string" table:style-name="ce4">
            <text:p>Debit Note</text:p>
          </table:table-cell>
          <table:table-cell office:value-type="string" table:style-name="ce4">
            <text:p>Additional</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Signature" table:style-name="ce4">
            <text:p>Signature</text:p>
          </table:table-cell>
          <table:table-cell office:value-type="string" table:style-name="ce4">
            <text:p>Debit Note. Signatur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30]"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ccountingSupplierParty" table:style-name="ce4">
            <text:p>AccountingSupplierParty</text:p>
          </table:table-cell>
          <table:table-cell office:value-type="string" table:style-name="ce4">
            <text:p>Debit Note. Accounting_ Supplier Party. Supplier Party</text:p>
          </table:table-cell>
          <table:table-cell table:style-name="ce4" office:value-type="string"/>
          <table:table-cell office:value-type="string" table:style-name="ce4">
            <text:p>Debit Note</text:p>
          </table:table-cell>
          <table:table-cell office:value-type="string" table:style-name="ce4">
            <text:p>Accounting</text:p>
          </table:table-cell>
          <table:table-cell table:style-name="ce4" office:value-type="string"/>
          <table:table-cell table:style-name="ce4" office:value-type="string"/>
          <table:table-cell table:formula="of:=[.M31]"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AccountingCustomerParty" table:style-name="ce4">
            <text:p>AccountingCustomerParty</text:p>
          </table:table-cell>
          <table:table-cell office:value-type="string" table:style-name="ce4">
            <text:p>Debit Note. Accounting_ Customer Party. Customer Party</text:p>
          </table:table-cell>
          <table:table-cell table:style-name="ce4" office:value-type="string"/>
          <table:table-cell office:value-type="string" table:style-name="ce4">
            <text:p>Debit Note</text:p>
          </table:table-cell>
          <table:table-cell office:value-type="string" table:style-name="ce4">
            <text:p>Accounting</text:p>
          </table:table-cell>
          <table:table-cell table:style-name="ce4" office:value-type="string"/>
          <table:table-cell table:style-name="ce4" office:value-type="string"/>
          <table:table-cell table:formula="of:=[.M32]"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PayeeParty" table:style-name="ce4">
            <text:p>PayeeParty</text:p>
          </table:table-cell>
          <table:table-cell office:value-type="string" table:style-name="ce4">
            <text:p>Debit Note. Payee_ Party. Party</text:p>
          </table:table-cell>
          <table:table-cell table:style-name="ce4" office:value-type="string"/>
          <table:table-cell office:value-type="string" table:style-name="ce4">
            <text:p>Debit Note</text:p>
          </table:table-cell>
          <table:table-cell office:value-type="string" table:style-name="ce4">
            <text:p>Payee</text:p>
          </table:table-cell>
          <table:table-cell table:style-name="ce4" office:value-type="string"/>
          <table:table-cell table:style-name="ce4" office:value-type="string"/>
          <table:table-cell table:formula="of:=[.M33]"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BuyerCustomerParty" table:style-name="ce4">
            <text:p>BuyerCustomerParty</text:p>
          </table:table-cell>
          <table:table-cell office:value-type="string" table:style-name="ce4">
            <text:p>Debit Note. Buyer_ Customer Party. Customer Party</text:p>
          </table:table-cell>
          <table:table-cell table:style-name="ce4" office:value-type="string"/>
          <table:table-cell office:value-type="string" table:style-name="ce4">
            <text:p>Debit Note</text:p>
          </table:table-cell>
          <table:table-cell office:value-type="string" table:style-name="ce4">
            <text:p>Buyer</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SellerSupplierParty" table:style-name="ce4">
            <text:p>SellerSupplierParty</text:p>
          </table:table-cell>
          <table:table-cell office:value-type="string" table:style-name="ce4">
            <text:p>Debit Note. Seller_ Supplier Party. Supplier Party</text:p>
          </table:table-cell>
          <table:table-cell table:style-name="ce4" office:value-type="string"/>
          <table:table-cell office:value-type="string" table:style-name="ce4">
            <text:p>Debit Note</text:p>
          </table:table-cell>
          <table:table-cell office:value-type="string" table:style-name="ce4">
            <text:p>Seller</text:p>
          </table:table-cell>
          <table:table-cell table:style-name="ce4" office:value-type="string"/>
          <table:table-cell table:style-name="ce4" office:value-type="string"/>
          <table:table-cell table:formula="of:=[.M35]"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TaxRepresentativeParty" table:style-name="ce4">
            <text:p>TaxRepresentativeParty</text:p>
          </table:table-cell>
          <table:table-cell office:value-type="string" table:style-name="ce4">
            <text:p>Debit Note. Tax Representative_ Party. Party</text:p>
          </table:table-cell>
          <table:table-cell table:style-name="ce4" office:value-type="string"/>
          <table:table-cell office:value-type="string" table:style-name="ce4">
            <text:p>Debit Note</text:p>
          </table:table-cell>
          <table:table-cell office:value-type="string" table:style-name="ce4">
            <text:p>Tax Representative</text:p>
          </table:table-cell>
          <table:table-cell table:style-name="ce4" office:value-type="string"/>
          <table:table-cell table:style-name="ce4" office:value-type="string"/>
          <table:table-cell table:formula="of:=[.M36]"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repaidPayment" table:style-name="ce4">
            <text:p>PrepaidPayment</text:p>
          </table:table-cell>
          <table:table-cell office:value-type="string" table:style-name="ce4">
            <text:p>Debit Note. Prepaid_ Payment. Payment</text:p>
          </table:table-cell>
          <table:table-cell table:style-name="ce4" office:value-type="string"/>
          <table:table-cell office:value-type="string" table:style-name="ce4">
            <text:p>Debit Note</text:p>
          </table:table-cell>
          <table:table-cell office:value-type="string" table:style-name="ce4">
            <text:p>Prepaid</text:p>
          </table:table-cell>
          <table:table-cell table:style-name="ce4" office:value-type="string"/>
          <table:table-cell table:style-name="ce4" office:value-type="string"/>
          <table:table-cell table:formula="of:=[.M37]"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ExchangeRate" table:style-name="ce4">
            <text:p>TaxExchangeRate</text:p>
          </table:table-cell>
          <table:table-cell office:value-type="string" table:style-name="ce4">
            <text:p>Debit Note. Tax_ Exchange Rate. Exchange Rate</text:p>
          </table:table-cell>
          <table:table-cell table:style-name="ce4" office:value-type="string"/>
          <table:table-cell office:value-type="string" table:style-name="ce4">
            <text:p>Debit Note</text:p>
          </table:table-cell>
          <table:table-cell office:value-type="string" table:style-name="ce4">
            <text:p>Tax</text:p>
          </table:table-cell>
          <table:table-cell table:style-name="ce4" office:value-type="string"/>
          <table:table-cell table:style-name="ce4" office:value-type="string"/>
          <table:table-cell table:formula="of:=[.M3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ricingExchangeRate" table:style-name="ce4">
            <text:p>PricingExchangeRate</text:p>
          </table:table-cell>
          <table:table-cell office:value-type="string" table:style-name="ce4">
            <text:p>Debit Note. Pricing_ Exchange Rate. Exchange Rate</text:p>
          </table:table-cell>
          <table:table-cell table:style-name="ce4" office:value-type="string"/>
          <table:table-cell office:value-type="string" table:style-name="ce4">
            <text:p>Debit Note</text:p>
          </table:table-cell>
          <table:table-cell office:value-type="string" table:style-name="ce4">
            <text:p>Pricing</text:p>
          </table:table-cell>
          <table:table-cell table:style-name="ce4" office:value-type="string"/>
          <table:table-cell table:style-name="ce4" office:value-type="string"/>
          <table:table-cell table:formula="of:=[.M39]"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PaymentExchangeRate" table:style-name="ce4">
            <text:p>PaymentExchangeRate</text:p>
          </table:table-cell>
          <table:table-cell office:value-type="string" table:style-name="ce4">
            <text:p>Debit Note. Payment_ Exchange Rate. Exchange Rate</text:p>
          </table:table-cell>
          <table:table-cell table:style-name="ce4" office:value-type="string"/>
          <table:table-cell office:value-type="string" table:style-name="ce4">
            <text:p>Debit Note</text:p>
          </table:table-cell>
          <table:table-cell office:value-type="string" table:style-name="ce4">
            <text:p>Payment</text:p>
          </table:table-cell>
          <table:table-cell table:style-name="ce4" office:value-type="string"/>
          <table:table-cell table:style-name="ce4" office:value-type="string"/>
          <table:table-cell table:formula="of:=[.M40]"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PaymentAlternativeExchangeRate" table:style-name="ce4">
            <text:p>PaymentAlternativeExchangeRate</text:p>
          </table:table-cell>
          <table:table-cell office:value-type="string" table:style-name="ce4">
            <text:p>Debit Note. Payment Alternative_ Exchange Rate. Exchange Rate</text:p>
          </table:table-cell>
          <table:table-cell table:style-name="ce4" office:value-type="string"/>
          <table:table-cell office:value-type="string" table:style-name="ce4">
            <text:p>Debit Note</text:p>
          </table:table-cell>
          <table:table-cell office:value-type="string" table:style-name="ce4">
            <text:p>Payment Alternative</text:p>
          </table:table-cell>
          <table:table-cell table:style-name="ce4" office:value-type="string"/>
          <table:table-cell table:style-name="ce4" office:value-type="string"/>
          <table:table-cell table:formula="of:=[.M41]"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TaxTotal" table:style-name="ce4">
            <text:p>TaxTotal</text:p>
          </table:table-cell>
          <table:table-cell office:value-type="string" table:style-name="ce4">
            <text:p>Debit Note. Tax Total</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2]"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RequestedMonetaryTotal" table:style-name="ce4">
            <text:p>RequestedMonetaryTotal</text:p>
          </table:table-cell>
          <table:table-cell office:value-type="string" table:style-name="ce4">
            <text:p>Debit Note. Requested_ Monetary Total. Monetary Total</text:p>
          </table:table-cell>
          <table:table-cell table:style-name="ce4" office:value-type="string"/>
          <table:table-cell office:value-type="string" table:style-name="ce4">
            <text:p>Debit Note</text:p>
          </table:table-cell>
          <table:table-cell office:value-type="string" table:style-name="ce4">
            <text:p>Requested</text:p>
          </table:table-cell>
          <table:table-cell table:style-name="ce4" office:value-type="string"/>
          <table:table-cell table:style-name="ce4" office:value-type="string"/>
          <table:table-cell table:formula="of:=[.M43]"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Debit Note, including Allowances, Charges, and Tax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DebitNoteLine" table:style-name="ce4">
            <text:p>DebitNoteLine</text:p>
          </table:table-cell>
          <table:table-cell office:value-type="string" table:style-name="ce4">
            <text:p>Debit Note. Debit Note Lin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4]" office:value-type="string" office:string-value="Debit Note Line" table:style-name="ce4">
            <text:p>Debit Note Line</text:p>
          </table:table-cell>
          <table:table-cell office:value-type="string" table:style-name="ce4">
            <text:p>Debit Note Line</text:p>
          </table:table-cell>
          <table:table-cell table:number-columns-repeated="3" table:style-name="ce4" office:value-type="string"/>
          <table:table-cell office:value-type="string" table:style-name="ce4">
            <text:p>Debit Not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Debit Not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